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BOOKSHELF SPEAKERS</text:span></text:p>
      <text:p text:style-name="Text_20_body">The XL is designed from the ground up by our engineers in London and is the perfect complement to the Minx Xi. No matter what you're streaming, you’ll be sure to hear every single detail from all your favourite music.</text:p>
      <text:p text:style-name="Standard"/>
      <text:p text:style-name="Standard"/>
      <text:p text:style-name="Text_20_body">With the Minx XL, we've created a speaker that offers immense hi-fi performance at a ridiculously reasonable price.</text:p>
      <text:p text:style-name="Text_20_body">Following Cambridge Audio’s “Sound First” principles, the XL speakers are designed to sound truly stunning, at a price that’s unbeatable. We put the money where it counts and we believe you’ll be able to hear the results!</text:p>
      <text:p text:style-name="Text_20_body">That stunning sound quality also comes in a surprisingly small package, available in black or white lacquer, making these compact speakers ideal where space is an issue.</text:p>
      <text:p text:style-name="Text_20_body"><text:span text:style-name="Strong_20_Emphasis">Features</text:span></text:p>
      <text:list xml:id="list7045010273930929580" text:style-name="L1">
        <text:list-item>
          <text:p text:style-name="P3">High power, efficient woofer magnets deliver deep bass without putting stress on your amp </text:p>
        </text:list-item>
        <text:list-item>
          <text:p text:style-name="P3">Custom-designed bass driver with treated paper cone for a smooth and even frequency response </text:p>
        </text:list-item>
        <text:list-item>
          <text:p text:style-name="P3">Silk dome tweeter combines a soft, smooth sound with high levels of detail </text:p>
        </text:list-item>
        <text:list-item>
          <text:p text:style-name="P3">Dedicated foam damper behind the tweeter reduces reflections and increases sound stage depth for a truly spacious, room-filling experience where you can pick out every instrument </text:p>
        </text:list-item>
        <text:list-item>
          <text:p text:style-name="P3">Precisely optimised crossovers give the smoothest and most linear response </text:p>
        </text:list-item>
        <text:list-item>
          <text:p text:style-name="P1">Rigid MDF cabinet modelled using CAD so that the speaker dimensions minimise standing waves, for a more precise bass response </text:p>
        </text:list-item>
      </text:list>
      <text:p text:style-name="Text_20_body"><text:span text:style-name="Strong_20_Emphasis">Specifications</text:span></text:p>
      <text:list xml:id="list7799099426469294258" text:style-name="L2">
        <text:list-item>
          <text:p text:style-name="P4">Sensitivity:  87dB </text:p>
        </text:list-item>
        <text:list-item>
          <text:p text:style-name="P4">Frequency Response  50Hz - 22 kHz </text:p>
        </text:list-item>
        <text:list-item>
          <text:p text:style-name="P4">Impedance:  8 Ohms </text:p>
        </text:list-item>
        <text:list-item>
          <text:p text:style-name="P4">Recommended amplifier power:  10-100 watts </text:p>
        </text:list-item>
        <text:list-item>
          <text:p text:style-name="P4">Drivers:  Tweeter: 1 x 25mm (1") silk dome tweeter </text:p>
        </text:list-item>
        <text:list-item>
          <text:p text:style-name="P4">Mid/Bass: 1 x 135mm (5.25") treated paper cone </text:p>
        </text:list-item>
        <text:list-item>
          <text:p text:style-name="P4">Crossover:  2 way </text:p>
        </text:list-item>
        <text:list-item>
          <text:p text:style-name="P4">Ported:  1 rear </text:p>
        </text:list-item>
        <text:list-item>
          <text:p text:style-name="P4">Colour:  Black </text:p>
        </text:list-item>
        <text:list-item>
          <text:p text:style-name="P4">Dimensions (W x H x D)  225 x 161 x 240mm (8.9 x 6.3 x 9.4") </text:p>
        </text:list-item>
        <text:list-item>
          <text:p text:style-name="P2">Weight  3.0kg (6.6lb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9S</meta:editing-duration>
    <meta:editing-cycles>3</meta:editing-cycles>
    <meta:generator>OpenOffice/4.1.1$Win32 OpenOffice.org_project/411m6$Build-9775</meta:generator>
    <dc:date>2018-01-29T22:16:52.69</dc:date>
    <meta:document-statistic meta:table-count="0" meta:image-count="0" meta:object-count="0" meta:page-count="1" meta:paragraph-count="24" meta:word-count="300" meta:character-count="1763"/>
    <dc:creator>Marti </dc:creator>
    <meta:user-defined meta:name="Info 1"/>
    <meta:user-defined meta:name="Info 2"/>
    <meta:user-defined meta:name="Info 3"/>
    <meta:user-defined meta:name="Info 4"/>
  </office:meta>
</office:document-meta>
</file>